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pitch="variable"/>
    <style:font-face style:name="URW Bookman L" svg:font-family="'URW Bookman L'" style:font-adornments="Regular" style:font-pitch="variable"/>
    <style:font-face style:name="DejaVu Serif" svg:font-family="'DejaVu Serif'" style:font-family-generic="roman" style:font-pitch="variable"/>
    <style:font-face style:name="DejaVu Sans" svg:font-family="'DejaVu Sans'" style:font-family-generic="swiss"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Heading_20_2">
      <style:paragraph-properties fo:break-before="pag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Standard">
      <style:paragraph-properties fo:margin-top="0cm" fo:margin-bottom="0cm"/>
    </style:style>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paragraph-properties fo:margin-left="0cm" fo:margin-right="0cm" fo:text-indent="0cm" style:auto-text-indent="false"/>
    </style:style>
    <style:style style:name="P19" style:family="paragraph" style:parent-style-name="Text_20_body" style:list-style-name="L15"/>
    <style:style style:name="P20" style:family="paragraph" style:parent-style-name="Text_20_body" style:list-style-name="L16"/>
    <style:style style:name="T1" style:family="text" style:parent-style-name="Strong_20_Emphasis">
      <style:text-properties style:font-name="Times New Roman" fo:font-size="12pt" fo:font-weight="bold" style:font-size-asian="12pt" style:font-size-complex="12pt"/>
    </style:style>
    <style:style style:name="T2" style:family="text">
      <style:text-properties style:font-name="URW Bookman L" style:font-name-asian="URW Bookman L" style:font-name-complex="URW Bookman L"/>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suffix=" " style:num-format="1">
        <style:list-level-properties text:min-label-distance="0.381cm"/>
      </text:list-level-style-number>
      <text:list-level-style-number text:level="3" style:num-suffix=" " style:num-format="1" text:display-levels="2">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596cm" text:min-label-width="0.635cm"/>
        <style:text-properties style:font-name="StarSymbol"/>
      </text:list-level-style-bullet>
      <text:list-level-style-bullet text:level="2" text:style-name="Bullet_20_Symbols" style:num-suffix="." text:bullet-char="○">
        <style:list-level-properties text:space-before="1.866cm" text:min-label-width="0.635cm"/>
        <style:text-properties style:font-name="StarSymbol"/>
      </text:list-level-style-bullet>
      <text:list-level-style-bullet text:level="3" text:style-name="Bullet_20_Symbols" style:num-suffix="." text:bullet-char="■">
        <style:list-level-properties text:space-before="3.136cm" text:min-label-width="0.635cm"/>
        <style:text-properties style:font-name="StarSymbol"/>
      </text:list-level-style-bullet>
      <text:list-level-style-bullet text:level="4" text:style-name="Bullet_20_Symbols" style:num-suffix="." text:bullet-char="●">
        <style:list-level-properties text:space-before="4.406cm" text:min-label-width="0.635cm"/>
        <style:text-properties style:font-name="StarSymbol"/>
      </text:list-level-style-bullet>
      <text:list-level-style-bullet text:level="5" text:style-name="Bullet_20_Symbols" style:num-suffix="." text:bullet-char="○">
        <style:list-level-properties text:space-before="5.676cm" text:min-label-width="0.635cm"/>
        <style:text-properties style:font-name="StarSymbol"/>
      </text:list-level-style-bullet>
      <text:list-level-style-bullet text:level="6" text:style-name="Bullet_20_Symbols" style:num-suffix="." text:bullet-char="■">
        <style:list-level-properties text:space-before="6.946cm" text:min-label-width="0.635cm"/>
        <style:text-properties style:font-name="StarSymbol"/>
      </text:list-level-style-bullet>
      <text:list-level-style-bullet text:level="7" text:style-name="Bullet_20_Symbols" style:num-suffix="." text:bullet-char="●">
        <style:list-level-properties text:space-before="8.216cm" text:min-label-width="0.635cm"/>
        <style:text-properties style:font-name="StarSymbol"/>
      </text:list-level-style-bullet>
      <text:list-level-style-bullet text:level="8" text:style-name="Bullet_20_Symbols" style:num-suffix="." text:bullet-char="○">
        <style:list-level-properties text:space-before="9.486cm" text:min-label-width="0.635cm"/>
        <style:text-properties style:font-name="StarSymbol"/>
      </text:list-level-style-bullet>
      <text:list-level-style-bullet text:level="9" text:style-name="Bullet_20_Symbols" style:num-suffix="." text:bullet-char="■">
        <style:list-level-properties text:space-before="10.756cm" text:min-label-width="0.635cm"/>
        <style:text-properties style:font-name="StarSymbol"/>
      </text:list-level-style-bullet>
      <text:list-level-style-bullet text:level="10" text:style-name="Bullet_20_Symbols" style:num-suffix="." text:bullet-char="●">
        <style:list-level-properties text:space-before="12.026cm" text:min-label-width="0.635cm"/>
        <style:text-properties style:font-name="StarSymbol"/>
      </text:list-level-style-bullet>
    </text:list-style>
    <text:list-style style:name="L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min-label-width="0.635cm"/>
      </text:list-level-style-number>
      <text:list-level-style-number text:level="3" text:style-name="Numbering_20_Symbols" style:num-suffix="." style:num-format="1">
        <style:list-level-properties text:space-before="0.635cm" text:min-label-width="0.635cm"/>
      </text:list-level-style-number>
      <text:list-level-style-number text:level="4" text:style-name="Numbering_20_Symbols" style:num-suffix="." style:num-format="1">
        <style:list-level-properties text:space-before="1.27cm" text:min-label-width="0.635cm"/>
      </text:list-level-style-number>
      <text:list-level-style-number text:level="5" text:style-name="Numbering_20_Symbols" style:num-suffix="." style:num-format="1">
        <style:list-level-properties text:space-before="1.905cm" text:min-label-width="0.635cm"/>
      </text:list-level-style-number>
      <text:list-level-style-number text:level="6" text:style-name="Numbering_20_Symbols" style:num-suffix="." style:num-format="1">
        <style:list-level-properties text:space-before="2.54cm" text:min-label-width="0.635cm"/>
      </text:list-level-style-number>
      <text:list-level-style-number text:level="7" text:style-name="Numbering_20_Symbols" style:num-suffix="." style:num-format="1">
        <style:list-level-properties text:space-before="3.175cm" text:min-label-width="0.635cm"/>
      </text:list-level-style-number>
      <text:list-level-style-number text:level="8" text:style-name="Numbering_20_Symbols" style:num-suffix="." style:num-format="1">
        <style:list-level-properties text:space-before="3.81cm" text:min-label-width="0.635cm"/>
      </text:list-level-style-number>
      <text:list-level-style-number text:level="9" text:style-name="Numbering_20_Symbols" style:num-suffix="." style:num-format="1">
        <style:list-level-properties text:space-before="4.445cm" text:min-label-width="0.635cm"/>
      </text:list-level-style-number>
      <text:list-level-style-number text:level="10" text:style-name="Numbering_20_Symbols" style:num-suffix="." style:num-format="1">
        <style:list-level-properties text:space-before="5.08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taskaita už AKL veiklą 2005/2006 metais</text:h>
      <text:table-of-content text:style-name="Sect1" text:protected="true" text:name="Turinys1">
        <text:table-of-content-source text:outline-level="10">
          <text:index-title-template text:style-name="Contents_20_Heading">Turiny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urinys1_Head">
            <text:p text:style-name="Contents_20_Heading">Turinys</text:p>
          </text:index-title>
          <text:p text:style-name="P1">Ataskaita už AKL veiklą 2006 metais<text:tab/>1</text:p>
          <text:p text:style-name="P2">1 Nuveikti darbai/Projektai<text:tab/>2</text:p>
          <text:p text:style-name="P3">1.1 Web/serverių ūkis<text:tab/>2</text:p>
          <text:p text:style-name="P3">1.2 Parodos<text:tab/>3</text:p>
          <text:p text:style-name="P3">1.3 Konferencijos<text:tab/>3</text:p>
          <text:p text:style-name="P3">1.4 Oficialus pareiškimai<text:tab/>4</text:p>
          <text:p text:style-name="P3">1.5 Comunity veikla<text:tab/>4</text:p>
          <text:p text:style-name="P2">2 Truputi statistikos<text:tab/>5</text:p>
          <text:p text:style-name="P2">3 Valdybos narių ataskaitos<text:tab/>6</text:p>
          <text:p text:style-name="P3">3.1 Žilvinas Jančoras<text:tab/>6</text:p>
          <text:p text:style-name="P3">3.2 Albertas Agejevas<text:tab/>6</text:p>
          <text:p text:style-name="P3">3.3 Mykolas Okulič-Kazarinas<text:tab/>7</text:p>
          <text:p text:style-name="P3">3.4 Saulius Gražulis<text:tab/>8</text:p>
        </text:index-body>
      </text:table-of-content>
      <text:h text:style-name="Heading_20_2" text:outline-level="2" text:is-list-header="true"/>
      <text:h text:style-name="P4" text:outline-level="2">Nuveikti darbai/Projektai</text:h>
      <text:h text:style-name="Heading_20_3" text:outline-level="3">Web/serverių ūkis</text:h>
      <text:p text:style-name="Text_20_body">Per 2005/2006 metus žymiai atnaujintas AKL serverių ūkis. UAB SATi padovanojo mums UPS'ą, todėl dabar turime mažiau problemų su MIF'e dingstančia elektra. Mūsų pagrindinis serveris „Idėja“ perkeltas į naują žymiai galingesnį hardware (P4-2.6 su 1GB RAM’o, 2x160 GB HDD ), už tai didelis ačiū Z3U Ltd ir UAB SATi. Paleistas papildomas serveris „Dogma“ ()kuriame dabar hostiname projektus apie laisvas programas ir programų laivę. Didelis ačiū Kastyčiui Laurinaičiui už hardware ir Albertui Agejevui už kompiuterių programinės įrangos priežiūrą.</text:p>
      <text:p text:style-name="Text_20_body">Šiuo metu AKL serveriuose hostiname šitus projektus:</text:p>
      <text:list text:style-name="L2">
        <text:list-item>
          <text:p text:style-name="P5">akl.lt - pagrindinis AKL puslapis</text:p>
        </text:list-item>
        <text:list-item>
          <text:p text:style-name="P5">files.akl.lt - AKL ftp serveris</text:p>
        </text:list-item>
        <text:list-item>
          <text:p text:style-name="P5"><text:tab/>forumai.akl.lt - <text:s/>forumas apie laisvas programas</text:p>
        </text:list-item>
        <text:list-item>
          <text:p text:style-name="P5"><text:tab/>blog.akl.lt <text:s/>- AKL narių dienoraštis</text:p>
        </text:list-item>
        <text:list-item>
          <text:p text:style-name="P5"><text:tab/>lists.akl.lt <text:s/>- el.pašto konferencijos (mailman)</text:p>
        </text:list-item>
        <text:list-item>
          <text:p text:style-name="P5">svietimas.akl.lt - atviras kodas švietimo sistemoje</text:p>
        </text:list-item>
        <text:list-item>
          <text:p text:style-name="P5"><text:tab/>gimp.akl.lt - Lietuviškas GIMP tinklapis</text:p>
        </text:list-item>
        <text:list-item>
          <text:p text:style-name="P5"><text:tab/>lietuvybe.org - laisvųjų programų vertimas(sulietuvinimas)</text:p>
        </text:list-item>
        <text:list-item>
          <text:p text:style-name="P5"><text:tab/>linux.akl.lt - GNU/Linux Lietuvoje</text:p>
        </text:list-item>
        <text:list-item>
          <text:p text:style-name="P5"><text:tab/>plone.akl.lt - turinio valdymo sistemos „Plone“ puslapis</text:p>
        </text:list-item>
        <text:list-item>
          <text:p text:style-name="P5"><text:tab/>www.gnome.lt - lietuviškas Gnome grafinės aplinkos tinklapis</text:p>
        </text:list-item>
        <text:list-item>
          <text:p text:style-name="P5"><text:tab/>ec.akl.lt - osCommerce - Lietuviškos versijos puslapis</text:p>
        </text:list-item>
        <text:list-item>
          <text:p text:style-name="P5"><text:tab/>vytis.akl.lt - Lietuviško laisvo šrifto „Vytis“ puslapis</text:p>
        </text:list-item>
        <text:list-item>
          <text:p text:style-name="P5">coders.akl.lt - Šis puslapis skirtas žmonėms kurie nori mokytis ir išmokti programavimo.</text:p>
        </text:list-item>
        <text:list-item>
          <text:p text:style-name="P5">baltix.akl.lt - Baltix GNU/Linux svetainė</text:p>
        </text:list-item>
        <text:list-item>
          <text:p text:style-name="P5"><text:tab/>slackware.akl.lt - Slackware Linux distribucijos lietuviškas puslapis.</text:p>
        </text:list-item>
        <text:list-item>
          <text:p text:style-name="P5"><text:tab/>latex.akl.lt - Lietuviškas LaTeX puslapis/wiki.</text:p>
        </text:list-item>
        <text:list-item>
          <text:p text:style-name="P5">filezilla.akl.lt - FileZilla Lietuvoje svetainė. dar kuriama.</text:p>
        </text:list-item>
      </text:list>
      <text:p text:style-name="Text_20_body"/>
      <text:p text:style-name="Text_20_body">Tam, kad pagyvėtu informacijos sklaida mūsų organizacijos viduje ir išorėje paleidome kelis naujus werb projektus bei atnaujiname senus.</text:p>
      <text:list text:style-name="L3">
        <text:list-item>
          <text:p text:style-name="P6">Paleistas laisvų programų forumas: forumai.akl.lt.</text:p>
        </text:list-item>
        <text:list-item>
          <text:p text:style-name="P6">Paleistas AKL dienoraštis (Blog'as): blog.akl.lt. Čia AKL prezidentas, valdyba bei aktyvus AKL nariai gali papasakoti apie vykdomus projektus, pateikti naujas idėjas bendruomenei, išreikšti savo nuomonę. </text:p>
        </text:list-item>
        <text:list-item>
          <text:p text:style-name="P6">Pradėta kurti naują naujienų AKL sistemą NewsWire: <text:a xlink:type="simple" xlink:href="http://trac.progsis.lt/newswire">http://trac.progsis.lt/newswire</text:a>. Dalyvavome VU MIF studentų grupiniuose projektuose, kur MIF studentų grupė kuriai vadovavo Martynas Jocius o iš AKL pusės darbą koordinavo Albertas Agejevas. Studentų užduotis sukurti Zope3 produktą, kurį galimą naudoti kaip naujienų sistemą. Artimiausiu metu ši sistemą bus paleista mūsų serveryje. </text:p>
        </text:list-item>
        <text:list-item>
          <text:p text:style-name="P6">Planuojame kad akl.lt taps portalu. Jau pradėti darbai dėl akl.lt tobulinimo, dabar jis perkeliamas į Plone, kuriamas naujas puslapio dizainas.</text:p>
        </text:list-item>
      </text:list>
      <text:h text:style-name="Heading_20_3" text:outline-level="3">Parodos</text:h>
      <text:p text:style-name="Text_20_body">2005 matų rudenį sudalyvavome „Infobalt 2005“ ITT sprendimų forume. Jame pristatinėjome „Laisvų biuro programų CD“, „Baltix GNU/Linux“ bei „Atvirojo standarto naudojimo savivaldybėse pilotinį projektą“. Parodos metu mūsų stende apsilankė keli tūkstančiai lankytojų, išdalinome virš 200 „Baltix GNU/Linux“ CD bei apie 50 „Laisvų biuro programų CD“. </text:p>
      <text:p text:style-name="Text_20_body">Taip pat parodos metų vyko seminarai atviro kodo tematika. Seminarų temos:</text:p>
      <text:list text:style-name="L4">
        <text:list-item>
          <text:p text:style-name="P7">„Atvirieji standartai valstybės institucijose - kelias į informacinę visuomenę“, Jaroslav Šatkevič, VO "Atviras kodas Lietuvai" prezidentas.</text:p>
        </text:list-item>
        <text:list-item>
          <text:p text:style-name="P7">„OpenOffice.org 2.0 - naujos kartos biuro programų paketas verslui ir valstybės institucijoms“, Mantas Kriaučiūnas, VO "Atviras kodas Lietuvai" ekspertas .</text:p>
        </text:list-item>
        <text:list-item>
          <text:p text:style-name="P7">"IBM Linux naujienos", Rimantas Vaitkus, "IBM Lietuva" vadovas.</text:p>
        </text:list-item>
        <text:list-item>
          <text:p text:style-name="P7">"Linux tendencijos ir varomosios jėgos", Janis Treijs, "Novell Latvija" regiono vadovas.</text:p>
        </text:list-item>
        <text:list-item>
          <text:p text:style-name="P7">"Linux vieta IT infrastruktūroje", Žygimantas Jančoras, "Patikimi sprendimai" vadovas.</text:p>
        </text:list-item>
        <text:list-item>
          <text:p text:style-name="P7">"Linux specialistų rengimas", Lilija Svetikienė, "Baltijos kompiuterių akademija" mokymų vadovė.</text:p>
        </text:list-item>
      </text:list>
      <text:p text:style-name="Text_20_body">Dėkojame UAB „Viae Ventus, UAB „Zeturija“, UAB „SATi“, IBM Lietuva, Asociacijai Infobalt už paramą organizuojant parodą. </text:p>
      <text:p text:style-name="Text_20_body">Taip pat didelis ačiū visiems AKL nariams kurie prisidėjo prie parodos organizavimo.</text:p>
      <text:h text:style-name="Heading_20_3" text:outline-level="3">Konferencijos</text:h>
      <text:p text:style-name="Text_20_body">Dalyvavome keliuose konferencijose. Kur mūsų atstovai skaitė pranešimus bei dalyvavo diskusijose. </text:p>
      <text:list text:style-name="L5">
        <text:list-item>
          <text:p text:style-name="P8">Tomas Jonušas skaitė pranešimą LR Seime organizuotame seminare "Atvirų standartų ir atviro kodo programinės įrangos plėtra - pasiekimai ir problemos".</text:p>
        </text:list-item>
        <text:list-item>
          <text:p text:style-name="P8">Saulius Gražulis skaitė pranešimą konferencijoje “TECHNOLOGINIO NEUTRALUMO PRINCIPAI VALSTYBĖS POLITIKOJE”.</text:p>
        </text:list-item>
        <text:list-item>
          <text:p text:style-name="P8">Tomas Jonušas ir Žilvinas Jančoras skaitė pranešimus seminare „Atviro kodo programos, atviri standartai ir technologinis neutralumas. Kodėl painiojamos sąvokos?“.</text:p>
        </text:list-item>
      </text:list>
      <text:h text:style-name="Heading_20_3" text:outline-level="3">Oficialus pareiškimai</text:h>
      <text:list text:style-name="L6">
        <text:list-item>
          <text:p text:style-name="P9">AKL rezoliucija apie programinės įrangos PĮ patentus.</text:p>
        </text:list-item>
        <text:list-item>
          <text:p text:style-name="P9">Kreipimasis į LR Prezidentą, LR Seimo pirmininką, LR Premjerą dėl AK programos patvirtinimo.</text:p>
        </text:list-item>
      </text:list>
      <text:p text:style-name="Text_20_body">Šitie dokumentai prieinami AKL puslapyje bei pateikiami kaip priedas prie šito dokumento.</text:p>
      <text:h text:style-name="Heading_20_3" text:outline-level="3">Comunity veikla</text:h>
      <text:p text:style-name="Text_20_body">Kaip visada surengėme tradicinius AKL renginius, vasaros mytą prie ežero ir žiemos mytą pirtelėje. Manau šitą nuostabia tradiciją tęsime ir toliau.</text:p>
      <text:p text:style-name="Text_20_body">Be tradicinių mytų buvo surengtas lietuvišku Linux dirtribucijų kūrėjų mytas bei vertėjų mytas.</text:p>
      <text:p text:style-name="Text_20_body">Bendruomenės veiklos pagerinimui buvo sukurtas web forumas (forumai.akl.lt) bei AKL dienoraštis (blog.akl.lt).</text:p>
      <text:h text:style-name="Heading_20_2" text:outline-level="2" text:is-list-header="true"/>
      <text:h text:style-name="P4" text:outline-level="2">Truputi statistikos</text:h>
      <text:p text:style-name="Text_20_body">Dabar AKL turi 48 narius. Iš jų balso teisę turi 36 nariai. 12 narių narystė sustabdyta dėl nario mokesčio už 2005 metus nemokėjimą. </text:p>
      <text:p text:style-name="Text_20_body">Per 2005/2006 metus į AKL priimta 10 naujų narių. Dėl nario mokesčio nemokėjimo iš AKL pašalinti 6 nariai, 2 nariai pasitraukė iš AKL veiklos savo noru.</text:p>
      <text:p text:style-name="Text_20_body">Per 2005/2006 metų kadenciją įvyko 9 valdybos susirinkimai. Valdybos narių dalyvavimas susirinkimuose: </text:p>
      <text:list text:style-name="L7">
        <text:list-item>
          <text:p text:style-name="P10">Jaroslav Šatkevič – 9.</text:p>
        </text:list-item>
        <text:list-item>
          <text:p text:style-name="P10">Tomas Jonušas – 7.</text:p>
        </text:list-item>
        <text:list-item>
          <text:p text:style-name="P10">Mykolas Okulič-Kazarinas – 7.</text:p>
        </text:list-item>
        <text:list-item>
          <text:p text:style-name="P10">Albertas Agejevas – 8.</text:p>
        </text:list-item>
        <text:list-item>
          <text:p text:style-name="P10">Saulius Gražulis – 7.</text:p>
        </text:list-item>
        <text:list-item>
          <text:p text:style-name="P10">Žilvinas Jančoras – 4.</text:p>
        </text:list-item>
      </text:list>
      <text:h text:style-name="Heading_20_2" text:outline-level="2" text:is-list-header="true"/>
      <text:h text:style-name="P4" text:outline-level="2">Valdybos narių ataskaitos</text:h>
      <text:h text:style-name="Heading_20_3" text:outline-level="3">Žilvinas Jančoras</text:h>
      <text:p text:style-name="Heading_20_4">Skaityti seminarai apie laisvą programinę įrangą:</text:p>
      <text:p text:style-name="Standard"/>
      <text:list text:style-name="L8">
        <text:list-item>
          <text:p text:style-name="P11">2005-11-23 <text:s/>Dovanų ekonomika: kodėl dirbama nemokamai? (I dalis)</text:p>
        </text:list-item>
      </text:list>
      <text:p text:style-name="Text_20_body">Mykolo Romerio universitetas, Ateities g. 20, Vilnius, http://www.vac.lt/seminaras/</text:p>
      <text:list text:style-name="L9">
        <text:list-item>
          <text:p text:style-name="P12">2006-03-15 Dovanų ekonomika: kodėl dirbama nemokamai? (II dalis)</text:p>
        </text:list-item>
      </text:list>
      <text:p text:style-name="Text_20_body">Mykolo Romerio universitetas, Ateities g. 20, Vilnius, http://www.vac.lt/seminaras/</text:p>
      <text:list text:style-name="L10">
        <text:list-item>
          <text:p text:style-name="P13">2006-03-16 Laisva programinė įranga – kelias į 21 amžiaus “Dovanų ekonomiką”, <text:bookmark text:name="hbblock"/><text:bookmark text:name="dnn_ctr442_HtmlModule_HtmlHolder"/>Vilniaus miesto ir apskrities verslininkų darbdavių konfederacija, http://www.vvdk.lt/</text:p>
        </text:list-item>
        <text:list-item>
          <text:p text:style-name="P13">2006-03-22 <text:s/>"Laisvos programinės įrangos vaidmuo mokslo ir studijų organizavime"</text:p>
        </text:list-item>
      </text:list>
      <text:p text:style-name="Text_20_body">Informacinės visuomenės plėtros komitetas prie LRV, seminaras "Atvirieji standartai ir atvirasis kodas – mitai ir tikrovė", http://www.ivpk.lt</text:p>
      <text:p text:style-name="Heading_20_4">Dalyvauta diskusijose:</text:p>
      <text:p text:style-name="P14"><text:span text:style-name="T1"/></text:p>
      <text:list text:style-name="L11">
        <text:list-item>
          <text:p text:style-name="P15">2006-01-20 ATVIRŲ STANDARTŲ IR ATVIROJO KODO PROGRAMINĖS ĮRANGOS PLĖTRA – PASIEKIMAI IR PROBLEMOS, <text:s/>Lietuvos Respublikos Seimo Konstitucijos salė, http://www3.lrs.lt/pls/inter/w5_show?p_r=4139&amp;p_k=1</text:p>
        </text:list-item>
        <text:list-item>
          <text:p text:style-name="P15">2006-03-20 "Technologinio neutralumo principai valstybės politikoje", Verslo programinės įrangos aljansas , http://www.bsa.lt/</text:p>
        </text:list-item>
      </text:list>
      <text:p text:style-name="Heading_20_4">Parengtas projektas ir gautas finansavimas Atvirojo kodo magistrantūros moduliams kurti, VGTU AKI.</text:p>
      <text:p text:style-name="Heading_20_4">Parašytas mokslinis straipsnis: „Laisva programinė įranga mokslo ir studijų organizavime“</text:p>
      <text:h text:style-name="Heading_20_3" text:outline-level="3">Albertas Agejevas</text:h>
      <text:p text:style-name="Heading_20_4">Serverių ūkis</text:p>
      <text:p text:style-name="Text_20_body">Per praeitus metus žymiai prasiplėtė AKL serverių techninės galimybės.<text:line-break/>Liepos mėnesį paleidome naują serverį, kuriame suteikiame nemokamą<text:line-break/>hostingą atviriems projektams.  Tarp jų pažymėtini baltix.akl.lt,<text:line-break/>gnome.lt, gimp.akl.lt, latex.akl.lt.  Šitą serverį padovanojo AKL<text:line-break/>narys Kastytis Laurinaitis.</text:p>
      <text:p text:style-name="Text_20_body">Šį pavasarį pagrindinis AKL serveris ideja.akl.lt buvo perkeltas ant<text:line-break/>naujo kompiuterio.  Kompiuterį padovanojo Z3U Ltd ir UAB SATi.<text:line-break/>Techniniai duomenys įspūdingi lyginant su kitais mūsų serveriais:<text:line-break/>Pentium4 2.6 GHz, 1 GB RAM, 2 x 160GB RAID-1.</text:p>
      <text:p text:style-name="Text_20_body">Pereidami prie naujo serverio atnaujinome ir mūsų naudojamą programinę<text:line-break/>įrangą.  Dabar serveryje veikia Ubuntu Breezy operacinė sistema,<text:line-break/>naudojame Zope 2.8, Plone 2.1.2, ejabberd 1.0.0, mailman 2.1.5.</text:p>
      <text:p text:style-name="Text_20_body">Norėčiau padėkoti Žygimantui Augiliui už Jabber paslaugos<text:line-break/>administravimą ir perkėlimą prie naujos platformos.  Taip pat norėčiau<text:line-break/>padėkoti Mindaugui Žakšauskui už BIND konfiguravimą.</text:p>
      <text:p text:style-name="Heading_20_4">naujienos.akl.lt</text:p>
      <text:p text:style-name="Text_20_body">Kaip AKL atstovas vaidinau užsakovą VU MIF studentų kursiniam<text:line-break/>projektui.  Projekto eigoje studentų komanda kūrė programinė įrangą<text:line-break/>AKL naujeinų portalui Zope 3 platformoje.  Komandos vadovas buvo<text:line-break/>Martynas Jocius.</text:p>
      <text:p text:style-name="Text_20_body">Naujoji programinė įranga greit bus paleista AKL svetainėje.</text:p>
      <text:p text:style-name="Heading_20_4">Kita</text:p>
      <text:p text:style-name="Text_20_body">Praeitais metais buvau vienas iš stropiausių valdybos narių --<text:line-break/>nedalyvavau tik viename valdybos susitikime. </text:p>
      <text:h text:style-name="Heading_20_3" text:outline-level="3">Mykolas Okulič-Kazarinas</text:h>
      <text:p text:style-name="Text_20_body">Periodiškai platinau pranešimus spaudai,<text:line-break/>dalyvavau konferencijose, tame tarpe Seime.</text:p>
      <text:p text:style-name="Heading_20_4">Pranešimai renginiuose</text:p>
      <text:list text:style-name="L12">
        <text:list-item>
          <text:p text:style-name="P16">2006-01-26 KTU mokslinė konferencija „IT-2006". <text:line-break/>Saulius Norvaišas (MII), Mykolas Okulič-Kazarinas (MRU):<text:line-break/>„Turinio kokybės dinamika wiki sistemose"</text:p>
        </text:list-item>
        <text:list-item>
          <text:p text:style-name="P16">2006-03-22 IVPK seminaras<text:line-break/>„Atvirieji standartai ir atvirasis kodas – mitai ir tikrovė"</text:p>
        </text:list-item>
      </text:list>
      <text:p text:style-name="Heading_20_4">Radijo laidos</text:p>
      <text:list text:style-name="L13">
        <text:list-item>
          <text:p text:style-name="P17">2006-01-10 Jolanta Jurkūnienė, „Žinių amžius", LR1. <text:line-break/>Domas Mituzas ir Mykolas Okulič-Kazarinas:<text:line-break/>„Vikipedija – naujos interneto eros kūrinys".</text:p>
        </text:list-item>
        <text:list-item>
          <text:p text:style-name="P17">2006-02-15 Jolanta Jurkūnienė, „Žinių amžius", LR1. <text:line-break/>Jaroslav Šatkevič ir Mykolas Okulič-Kazarinas:<text:line-break/>„Atrvirojo kodo programos vartotojams" </text:p>
        </text:list-item>
      </text:list>
      <text:p text:style-name="Heading_20_4">Ineternetinė žiniasklaida</text:p>
      <text:list text:style-name="L14">
        <text:list-item>
          <text:p text:style-name="P18">2005-10-11 BizNews<text:line-break/><text:a xlink:type="simple" xlink:href="http://www.biznews.lt/?psl=naujiena&amp;id=4589">http://www.biznews.lt/?psl=naujiena&amp;id=4589</text:a><text:line-break/>„Pažeidžiamos numerį persikėlusių mobiliojo ryšio vartotojų teisės"</text:p>
        </text:list-item>
        <text:list-item>
          <text:p text:style-name="P18">2005-12-19 Delfi blogas<text:line-break/><text:a xlink:type="simple" xlink:href="http://blog.delfi.lt/archive/article.php?id=8297565">http://blog.delfi.lt/archive/article.php?id=8297565</text:a><text:line-break/>„Lietuviška Vikipedija peržengė 10 000 straipsnių ribą"</text:p>
        </text:list-item>
      </text:list>
      <text:p text:style-name="Heading_20_4">Organizacinė veiklą</text:p>
      <text:p text:style-name="Text_20_body">Radau darbuotoją Eriką bei konsultavau ją dėl bendravimo su žiniasklaida.</text:p>
      <text:p text:style-name="Text_20_body">AKL vasaros mytas. 2005-07-16. Antalakaja, šiauriau Baltųjų Lakajų ežero.</text:p>
      <text:list text:style-name="L15">
        <text:list-item>
          <text:p text:style-name="P19">Prisidėjau parinkdamas vietą.</text:p>
        </text:list-item>
        <text:list-item>
          <text:p text:style-name="P19">Paskaita apie viešuosius ryšius. <text:a xlink:type="simple" xlink:href="http://wiki.akl.lt/VasarosMytas2005">http://wiki.akl.lt/VasarosMytas2005</text:a> </text:p>
        </text:list-item>
      </text:list>
      <text:h text:style-name="Heading_20_3" text:outline-level="3">Saulius Gražulis</text:h>
      <text:list text:style-name="L16">
        <text:list-item>
          <text:p text:style-name="P20">Dalyvavau 7 iš 9 valdybos posėdžių (praleidau: 1 <text:span text:style-name="T2">–</text:span> dėl ligos, 1 <text:span text:style-name="T2">–</text:span> dėl neatidėliojamų reikalų darbovietėje).</text:p>
        </text:list-item>
        <text:list-item>
          <text:p text:style-name="P20">Parengiau pasisakymą „Technologinio neutralumo principas ir atvirojo kodo programinė įranga“ — tekstą ir skaidrių rinkinį.</text:p>
        </text:list-item>
        <text:list-item>
          <text:p text:style-name="P20">Dalyvavau BSA seminare-konferencijoje “Technologinio neutralumo principai valstybės politikoje”, pasisakiau AK ir technologinio neutralumo tema.</text:p>
        </text:list-item>
        <text:list-item>
          <text:p text:style-name="P20">Dalyvavau Vyriausybės IVPK seminare „Atvirieji standartai ir atvirasis kodas – mitai ir tikrovė“.</text:p>
        </text:list-item>
        <text:list-item>
          <text:p text:style-name="P20">Prisidėjau rengiant AKL kreipimąsi dėl IVPK „Atvirosios programinės įrangos vartojimo ir pritaikymo 2006 – 2009 metams programos“.</text:p>
        </text:list-item>
        <text:list-item>
          <text:p text:style-name="P20">Dalyvavau renkant parašus po kreipimusi dėl IVPK „Atvirosios programinės įrangos vartojimo ir pritaikymo 2006 – 2009 metams programos“ palaikymo.</text:p>
        </text:list-item>
        <text:list-item>
          <text:p text:style-name="P20">Klausausi FFII pašto sąrašų (mailing lis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pitch="variable"/>
    <style:font-face style:name="URW Bookman L" svg:font-family="'URW Bookman L'" style:font-adornments="Regular" style:font-pitch="variable"/>
    <style:font-face style:name="DejaVu Serif" svg:font-family="'DejaVu Serif'" style:font-family-generic="roman" style:font-pitch="variable"/>
    <style:font-face style:name="DejaVu Sans" svg:font-family="'DejaVu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t" fo:country="LT" style:font-size-asian="12pt" style:language-asian="lt" style:country-asian="LT" style:font-size-complex="12pt" style:language-complex="lt" style:country-complex="L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lt" fo:country="LT" style:font-name-asian="DejaVu Sans1" style:font-size-asian="12pt" style:language-asian="lt" style:country-asian="LT" style:font-name-complex="DejaVu Sans1" style:font-size-complex="12pt" style:language-complex="lt" style:country-complex="L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1cm" style:auto-text-indent="false"/>
    </style:style>
    <style:style style:name="Title"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Heading_20_1" style:display-name="Heading 1" style:family="paragraph" style:parent-style-name="Title" style:next-style-name="Text_20_body" style:class="text" style:default-outline-level="1">
      <style:paragraph-properties fo:text-align="center" style:justify-single-word="false"/>
      <style:text-properties fo:font-size="18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12pt" fo:font-style="oblique"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Title"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DejaVu Sans Mono" style:font-name-complex="DejaVu Sans Mono"/>
    </style:style>
    <text:outline-style>
      <text:outline-level-style text:level="1" style:num-format="">
        <style:list-level-properties text:min-label-distance="0.381cm"/>
      </text:outline-level-style>
      <text:outline-level-style text:level="2" style:num-suffix=" " style:num-format="1">
        <style:list-level-properties text:min-label-distance="0.381cm"/>
      </text:outline-level-style>
      <text:outline-level-style text:level="3" style:num-suffix=" " style:num-format="1" text:display-levels="2">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aroslav Šatkevič</meta:initial-creator>
    <meta:creation-date>2006-05-06T09:03:28</meta:creation-date>
    <dc:creator>Jaroslav Šatkevič</dc:creator>
    <dc:date>2006-11-09T20:17:29</dc:date>
    <dc:language>lt-LT</dc:language>
    <meta:editing-cycles>14</meta:editing-cycles>
    <meta:editing-duration>PT2H19M25S</meta:editing-duration>
    <meta:user-defined meta:name="Info 1"/>
    <meta:user-defined meta:name="Info 2"/>
    <meta:user-defined meta:name="Info 3"/>
    <meta:user-defined meta:name="Info 4"/>
    <meta:document-statistic meta:table-count="0" meta:image-count="0" meta:object-count="0" meta:page-count="8" meta:paragraph-count="126" meta:word-count="1352" meta:character-count="10462"/>
  </office:meta>
</office:document-meta>
</file>